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05cm"/>
    </style:style>
    <style:style style:name="co2" style:family="table-column">
      <style:table-column-properties fo:break-before="auto" style:column-width="6.219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World War II Database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lass</text:p>
          </table:table-cell>
          <table:table-cell office:value-type="string">
            <text:p>Country</text:p>
          </table:table-cell>
          <table:table-cell office:value-type="string">
            <text:p>Year of Launch</text:p>
          </table:table-cell>
        </table:table-row>
        <table:table-row table:style-name="ro1">
          <table:table-cell office:value-type="string">
            <text:p>Abukuma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Adelaide</text:p>
          </table:table-cell>
          <table:table-cell office:value-type="string">
            <text:p>Town-class Light Cruiser</text:p>
          </table:table-cell>
          <table:table-cell office:value-type="string">
            <text:p>Australia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Admiral Graf Spee</text:p>
          </table:table-cell>
          <table:table-cell office:value-type="string">
            <text:p>Deutschland-class Heavy Cruiser</text:p>
          </table:table-cell>
          <table:table-cell office:value-type="string">
            <text:p>Germany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Admiral Hipper</text:p>
          </table:table-cell>
          <table:table-cell office:value-type="string">
            <text:p>Admiral Hipper-class Heavy Cruiser</text:p>
          </table:table-cell>
          <table:table-cell office:value-type="string">
            <text:p>Germany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Admiral Scheer</text:p>
          </table:table-cell>
          <table:table-cell office:value-type="string">
            <text:p>Deutschland-class Heavy Cruiser</text:p>
          </table:table-cell>
          <table:table-cell office:value-type="string">
            <text:p>Germany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string">
            <text:p>Agano</text:p>
          </table:table-cell>
          <table:table-cell office:value-type="string">
            <text:p>Agano-class Light Cruiser</text:p>
          </table:table-cell>
          <table:table-cell office:value-type="string">
            <text:p>Japan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Alg�rie</text:p>
          </table:table-cell>
          <table:table-cell office:value-type="string">
            <text:p>Alg�rie-class Heavy Cruiser</text:p>
          </table:table-cell>
          <table:table-cell office:value-type="string">
            <text:p>France</text:p>
          </table:table-cell>
          <table:table-cell office:value-type="float" office:value="1932">
            <text:p>1932</text:p>
          </table:table-cell>
        </table:table-row>
        <table:table-row table:style-name="ro1">
          <table:table-cell office:value-type="string">
            <text:p>Aoba</text:p>
          </table:table-cell>
          <table:table-cell office:value-type="string">
            <text:p>Furutaka-class Heavy Cruiser</text:p>
          </table:table-cell>
          <table:table-cell office:value-type="string">
            <text:p>Japan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string">
            <text:p>Ashigara</text:p>
          </table:table-cell>
          <table:table-cell office:value-type="string">
            <text:p>Myoko-class Heavy Cruiser</text:p>
          </table:table-cell>
          <table:table-cell office:value-type="string">
            <text:p>Japan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string">
            <text:p>Astoria (Cleveland-class)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Astoria (New Orleans-class)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string">
            <text:p>Atago</text:p>
          </table:table-cell>
          <table:table-cell office:value-type="string">
            <text:p>Takao-class Heavy Cruiser</text:p>
          </table:table-cell>
          <table:table-cell office:value-type="string">
            <text:p>Japan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Atlanta</text:p>
          </table:table-cell>
          <table:table-cell office:value-type="string">
            <text:p>Atlanta-class Light Cruis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Augusta</text:p>
          </table:table-cell>
          <table:table-cell office:value-type="string">
            <text:p>Northampton-class Heavy Cruiser</text:p>
          </table:table-cell>
          <table:table-cell office:value-type="string">
            <text:p>United State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County-class Heavy Cruiser</text:p>
          </table:table-cell>
          <table:table-cell office:value-type="string">
            <text:p>Australia</text:p>
          </table:table-cell>
          <table:table-cell/>
        </table:table-row>
        <table:table-row table:style-name="ro1">
          <table:table-cell office:value-type="string">
            <text:p>Baltimore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Belfast</text:p>
          </table:table-cell>
          <table:table-cell office:value-type="string">
            <text:p>Town-class Light Cruiser</text:p>
          </table:table-cell>
          <table:table-cell office:value-type="string">
            <text:p>United Kingdom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Birmingham</text:p>
          </table:table-cell>
          <table:table-cell office:value-type="string">
            <text:p>Town-class Light Cruiser</text:p>
          </table:table-cell>
          <table:table-cell office:value-type="string">
            <text:p>United Kingdom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Bl�cher</text:p>
          </table:table-cell>
          <table:table-cell office:value-type="string">
            <text:p>Admiral Hipper-class Heavy Cruiser</text:p>
          </table:table-cell>
          <table:table-cell office:value-type="string">
            <text:p>Germany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Boise</text:p>
          </table:table-cell>
          <table:table-cell office:value-type="string">
            <text:p>Brooklyn-class Light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Bolzano</text:p>
          </table:table-cell>
          <table:table-cell office:value-type="string">
            <text:p>Trento-class Heavy Cruiser</text:p>
          </table:table-cell>
          <table:table-cell office:value-type="string">
            <text:p>Italy</text:p>
          </table:table-cell>
          <table:table-cell office:value-type="float" office:value="1932">
            <text:p>1932</text:p>
          </table:table-cell>
        </table:table-row>
        <table:table-row table:style-name="ro1">
          <table:table-cell office:value-type="string">
            <text:p>Boston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Canberra (Baltimore-class)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Canberra (County-class)</text:p>
          </table:table-cell>
          <table:table-cell office:value-type="string">
            <text:p>County-class Heavy Cruiser</text:p>
          </table:table-cell>
          <table:table-cell office:value-type="string">
            <text:p>Australia</text:p>
          </table:table-cell>
          <table:table-cell/>
        </table:table-row>
        <table:table-row table:style-name="ro1">
          <table:table-cell office:value-type="string">
            <text:p>Chester</text:p>
          </table:table-cell>
          <table:table-cell office:value-type="string">
            <text:p>Northampton-class Heavy Cruiser</text:p>
          </table:table-cell>
          <table:table-cell office:value-type="string">
            <text:p>United States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string">
            <text:p>Northampton-class Heavy Cruiser</text:p>
          </table:table-cell>
          <table:table-cell office:value-type="string">
            <text:p>United State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Chikuma</text:p>
          </table:table-cell>
          <table:table-cell office:value-type="string">
            <text:p>Tone-class Heavy Cruiser</text:p>
          </table:table-cell>
          <table:table-cell office:value-type="string">
            <text:p>Japan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Chokai</text:p>
          </table:table-cell>
          <table:table-cell office:value-type="string">
            <text:p>Takao-class Heavy Cruiser</text:p>
          </table:table-cell>
          <table:table-cell office:value-type="string">
            <text:p>Japan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string">
            <text:p>Colbert</text:p>
          </table:table-cell>
          <table:table-cell office:value-type="string">
            <text:p>Suffren-class Heavy Cruiser</text:p>
          </table:table-cell>
          <table:table-cell office:value-type="string">
            <text:p>France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string">
            <text:p>Columbia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Concord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Cornwall</text:p>
          </table:table-cell>
          <table:table-cell office:value-type="string">
            <text:p>County-class Heavy Cruiser</text:p>
          </table:table-cell>
          <table:table-cell office:value-type="string">
            <text:p>United Kingdom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string">
            <text:p>Cumberland</text:p>
          </table:table-cell>
          <table:table-cell office:value-type="string">
            <text:p>County-class Heavy Cruiser</text:p>
          </table:table-cell>
          <table:table-cell office:value-type="string">
            <text:p>United Kingdom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string">
            <text:p>Danae</text:p>
          </table:table-cell>
          <table:table-cell office:value-type="string">
            <text:p>Danae-class Light Cruiser</text:p>
          </table:table-cell>
          <table:table-cell office:value-type="string">
            <text:p>United Kingdom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De Grasse</text:p>
          </table:table-cell>
          <table:table-cell office:value-type="string">
            <text:p>De Grasse-class Light Cruiser</text:p>
          </table:table-cell>
          <table:table-cell office:value-type="string">
            <text:p>France</text:p>
          </table:table-cell>
          <table:table-cell office:value-type="float" office:value="1946">
            <text:p>1946</text:p>
          </table:table-cell>
        </table:table-row>
        <table:table-row table:style-name="ro1">
          <table:table-cell office:value-type="string">
            <text:p>Delhi</text:p>
          </table:table-cell>
          <table:table-cell office:value-type="string">
            <text:p>Danae-class Light Cruiser</text:p>
          </table:table-cell>
          <table:table-cell office:value-type="string">
            <text:p>United Kingdom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Denver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Deutschland-class Heavy Cruiser</text:p>
          </table:table-cell>
          <table:table-cell office:value-type="string">
            <text:p>Germany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string">
            <text:p>Devonshire</text:p>
          </table:table-cell>
          <table:table-cell office:value-type="string">
            <text:p>County-class Heavy Cruiser</text:p>
          </table:table-cell>
          <table:table-cell office:value-type="string">
            <text:p>United Kingdom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string">
            <text:p>Dorsetshire</text:p>
          </table:table-cell>
          <table:table-cell office:value-type="string">
            <text:p>County-class Heavy Cruiser</text:p>
          </table:table-cell>
          <table:table-cell office:value-type="string">
            <text:p>United Kingdom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Dragon</text:p>
          </table:table-cell>
          <table:table-cell office:value-type="string">
            <text:p>Danae-class Light Cruiser</text:p>
          </table:table-cell>
          <table:table-cell office:value-type="string">
            <text:p>United Kingdom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office:value-type="string">
            <text:p>Duguay-Trouin</text:p>
          </table:table-cell>
          <table:table-cell office:value-type="string">
            <text:p>Duguay-Trouin-class Light Cruiser</text:p>
          </table:table-cell>
          <table:table-cell office:value-type="string">
            <text:p>France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Dupleix</text:p>
          </table:table-cell>
          <table:table-cell office:value-type="string">
            <text:p>Suffren-class Heavy Cruiser</text:p>
          </table:table-cell>
          <table:table-cell office:value-type="string">
            <text:p>France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Duquesne</text:p>
          </table:table-cell>
          <table:table-cell office:value-type="string">
            <text:p>Duquesne-class Heavy Cruiser</text:p>
          </table:table-cell>
          <table:table-cell office:value-type="string">
            <text:p>France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Edinburgh</text:p>
          </table:table-cell>
          <table:table-cell office:value-type="string">
            <text:p>Town-class Light Cruiser</text:p>
          </table:table-cell>
          <table:table-cell office:value-type="string">
            <text:p>United Kingdom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Effingham</text:p>
          </table:table-cell>
          <table:table-cell office:value-type="string">
            <text:p>Hawkins-class Heavy Cruiser</text:p>
          </table:table-cell>
          <table:table-cell office:value-type="string">
            <text:p>United Kingdom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Elli</text:p>
          </table:table-cell>
          <table:table-cell office:value-type="string">
            <text:p>Zhaohe-class Protected Cruiser</text:p>
          </table:table-cell>
          <table:table-cell office:value-type="string">
            <text:p>Greece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Emden</text:p>
          </table:table-cell>
          <table:table-cell office:value-type="string">
            <text:p>Emden-class Light Cruiser</text:p>
          </table:table-cell>
          <table:table-cell office:value-type="string">
            <text:p>Germany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Fiume</text:p>
          </table:table-cell>
          <table:table-cell office:value-type="string">
            <text:p>Zara-class Heavy Cruiser</text:p>
          </table:table-cell>
          <table:table-cell office:value-type="string">
            <text:p>Italy</text:p>
          </table:table-cell>
          <table:table-cell/>
        </table:table-row>
        <table:table-row table:style-name="ro1">
          <table:table-cell office:value-type="string">
            <text:p>Foch</text:p>
          </table:table-cell>
          <table:table-cell office:value-type="string">
            <text:p>Suffren-class Heavy Cruiser</text:p>
          </table:table-cell>
          <table:table-cell office:value-type="string">
            <text:p>France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Furutaka</text:p>
          </table:table-cell>
          <table:table-cell office:value-type="string">
            <text:p>Furutaka-class Heavy Cruiser</text:p>
          </table:table-cell>
          <table:table-cell office:value-type="string">
            <text:p>Japan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Georges Leygues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Glasgow</text:p>
          </table:table-cell>
          <table:table-cell office:value-type="string">
            <text:p>Town-class Light Cruiser</text:p>
          </table:table-cell>
          <table:table-cell office:value-type="string">
            <text:p>United Kingdom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Gloire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/>
        </table:table-row>
        <table:table-row table:style-name="ro1">
          <table:table-cell office:value-type="string">
            <text:p>Gorizia</text:p>
          </table:table-cell>
          <table:table-cell office:value-type="string">
            <text:p>Zara-class Heavy Cruiser</text:p>
          </table:table-cell>
          <table:table-cell office:value-type="string">
            <text:p>Italy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Haguro</text:p>
          </table:table-cell>
          <table:table-cell office:value-type="string">
            <text:p>Myoko-class Heavy Cruiser</text:p>
          </table:table-cell>
          <table:table-cell office:value-type="string">
            <text:p>Japan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string">
            <text:p>Haichen</text:p>
          </table:table-cell>
          <table:table-cell office:value-type="string">
            <text:p>Hairong-class Protected Cruiser</text:p>
          </table:table-cell>
          <table:table-cell office:value-type="string">
            <text:p>China</text:p>
          </table:table-cell>
          <table:table-cell/>
        </table:table-row>
        <table:table-row table:style-name="ro1">
          <table:table-cell office:value-type="string">
            <text:p>Haichou</text:p>
          </table:table-cell>
          <table:table-cell office:value-type="string">
            <text:p>Hairong-class Protected Cruiser</text:p>
          </table:table-cell>
          <table:table-cell office:value-type="string">
            <text:p>China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string">
            <text:p>Haiqi</text:p>
          </table:table-cell>
          <table:table-cell office:value-type="string">
            <text:p>Haitien-class Protected Cruiser</text:p>
          </table:table-cell>
          <table:table-cell office:value-type="string">
            <text:p>China</text:p>
          </table:table-cell>
          <table:table-cell/>
        </table:table-row>
        <table:table-row table:style-name="ro1">
          <table:table-cell office:value-type="string">
            <text:p>Hairong</text:p>
          </table:table-cell>
          <table:table-cell office:value-type="string">
            <text:p>Hairong-class Protected Cruiser</text:p>
          </table:table-cell>
          <table:table-cell office:value-type="string">
            <text:p>China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string">
            <text:p>Helena (Baltimore-class)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Helena (Saint Louis-class)</text:p>
          </table:table-cell>
          <table:table-cell office:value-type="string">
            <text:p>Saint Louis-class Light Cruiser</text:p>
          </table:table-cell>
          <table:table-cell office:value-type="string">
            <text:p>United States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Hobart</text:p>
          </table:table-cell>
          <table:table-cell office:value-type="string">
            <text:p>Leander-class Light Cruiser</text:p>
          </table:table-cell>
          <table:table-cell office:value-type="string">
            <text:p>Australia</text:p>
          </table:table-cell>
          <table:table-cell/>
        </table:table-row>
        <table:table-row table:style-name="ro1">
          <table:table-cell office:value-type="string">
            <text:p>Honolulu</text:p>
          </table:table-cell>
          <table:table-cell office:value-type="string">
            <text:p>Brooklyn-class Light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Houston</text:p>
          </table:table-cell>
          <table:table-cell office:value-type="string">
            <text:p>Northampton-class Heavy Cruiser</text:p>
          </table:table-cell>
          <table:table-cell office:value-type="string">
            <text:p>United States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Indianapolis</text:p>
          </table:table-cell>
          <table:table-cell office:value-type="string">
            <text:p>Portland-class Heavy Cruiser</text:p>
          </table:table-cell>
          <table:table-cell office:value-type="string">
            <text:p>United States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string">
            <text:p>Isuzu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Iwate</text:p>
          </table:table-cell>
          <table:table-cell office:value-type="string">
            <text:p>Izumo-class Armored Cruiser</text:p>
          </table:table-cell>
          <table:table-cell office:value-type="string">
            <text:p>Japan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string">
            <text:p>Izumo</text:p>
          </table:table-cell>
          <table:table-cell office:value-type="string">
            <text:p>Izumo-class Armored Cruiser</text:p>
          </table:table-cell>
          <table:table-cell office:value-type="string">
            <text:p>Japan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string">
            <text:p>Jean de Vienne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Jeanne d'Arc</text:p>
          </table:table-cell>
          <table:table-cell office:value-type="string">
            <text:p>Jeanne d'Arc-class Light Cruiser</text:p>
          </table:table-cell>
          <table:table-cell office:value-type="string">
            <text:p>France</text:p>
          </table:table-cell>
          <table:table-cell/>
        </table:table-row>
        <table:table-row table:style-name="ro1">
          <table:table-cell office:value-type="string">
            <text:p>Jintsu</text:p>
          </table:table-cell>
          <table:table-cell office:value-type="string">
            <text:p>Sendai-class Light Cruiser</text:p>
          </table:table-cell>
          <table:table-cell office:value-type="string">
            <text:p>Japan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Juneau</text:p>
          </table:table-cell>
          <table:table-cell office:value-type="string">
            <text:p>Atlanta-class Light Cruis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Kaganovich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Kako</text:p>
          </table:table-cell>
          <table:table-cell office:value-type="string">
            <text:p>Furutaka-class Heavy Cruiser</text:p>
          </table:table-cell>
          <table:table-cell office:value-type="string">
            <text:p>Japan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Kalinin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Karlsruhe</text:p>
          </table:table-cell>
          <table:table-cell office:value-type="string">
            <text:p>K-class Light Cruiser</text:p>
          </table:table-cell>
          <table:table-cell office:value-type="string">
            <text:p>Germany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string">
            <text:p>Kashii</text:p>
          </table:table-cell>
          <table:table-cell office:value-type="string">
            <text:p>Katori-class Light Cruiser</text:p>
          </table:table-cell>
          <table:table-cell office:value-type="string">
            <text:p>Japan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Kashima</text:p>
          </table:table-cell>
          <table:table-cell office:value-type="string">
            <text:p>Katori-class Light Cruis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Katori</text:p>
          </table:table-cell>
          <table:table-cell office:value-type="string">
            <text:p>Katori-class Light Cruis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Kinu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string">
            <text:p>Kinugasa</text:p>
          </table:table-cell>
          <table:table-cell office:value-type="string">
            <text:p>Furutaka-class Heavy Cruiser</text:p>
          </table:table-cell>
          <table:table-cell office:value-type="string">
            <text:p>Japan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string">
            <text:p>Kirov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Kiso</text:p>
          </table:table-cell>
          <table:table-cell office:value-type="string">
            <text:p>Kuma-class Light Cruiser</text:p>
          </table:table-cell>
          <table:table-cell office:value-type="string">
            <text:p>Japan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string">
            <text:p>Kitakami</text:p>
          </table:table-cell>
          <table:table-cell office:value-type="string">
            <text:p>Kuma-class Light Cruiser</text:p>
          </table:table-cell>
          <table:table-cell office:value-type="string">
            <text:p>Japan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string">
            <text:p>Kuma</text:p>
          </table:table-cell>
          <table:table-cell office:value-type="string">
            <text:p>Kuma-class Light Cruiser</text:p>
          </table:table-cell>
          <table:table-cell office:value-type="string">
            <text:p>Japan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string">
            <text:p>Kumano</text:p>
          </table:table-cell>
          <table:table-cell office:value-type="string">
            <text:p>Mogami-class Heavy Cruiser</text:p>
          </table:table-cell>
          <table:table-cell office:value-type="string">
            <text:p>Japan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K�ln</text:p>
          </table:table-cell>
          <table:table-cell office:value-type="string">
            <text:p>K-class Light Cruiser</text:p>
          </table:table-cell>
          <table:table-cell office:value-type="string">
            <text:p>Germany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string">
            <text:p>K�nigsberg</text:p>
          </table:table-cell>
          <table:table-cell office:value-type="string">
            <text:p>K-class Light Cruiser</text:p>
          </table:table-cell>
          <table:table-cell office:value-type="string">
            <text:p>Germany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string">
            <text:p>La Galissonni�re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/>
        </table:table-row>
        <table:table-row table:style-name="ro1">
          <table:table-cell office:value-type="string">
            <text:p>La Motte-Picquet</text:p>
          </table:table-cell>
          <table:table-cell office:value-type="string">
            <text:p>Duguay-Trouin-class Light Cruiser</text:p>
          </table:table-cell>
          <table:table-cell office:value-type="string">
            <text:p>France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string">
            <text:p>Leipzig</text:p>
          </table:table-cell>
          <table:table-cell office:value-type="string">
            <text:p>Leipzig-class Light Cruiser</text:p>
          </table:table-cell>
          <table:table-cell office:value-type="string">
            <text:p>Germany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County-class Heavy Cruiser</text:p>
          </table:table-cell>
          <table:table-cell office:value-type="string">
            <text:p>United Kingdom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string">
            <text:p>Louisville</text:p>
          </table:table-cell>
          <table:table-cell office:value-type="string">
            <text:p>Northampton-class Heavy Cruiser</text:p>
          </table:table-cell>
          <table:table-cell office:value-type="string">
            <text:p>United State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Marblehead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Marseillaise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Crown Colony-class Light Cruiser</text:p>
          </table:table-cell>
          <table:table-cell office:value-type="string">
            <text:p>United Kingdom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Maxim Gorkiy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Maya</text:p>
          </table:table-cell>
          <table:table-cell office:value-type="string">
            <text:p>Takao-class Heavy Cruiser</text:p>
          </table:table-cell>
          <table:table-cell office:value-type="string">
            <text:p>Japan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string">
            <text:p>Miami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Mikuma</text:p>
          </table:table-cell>
          <table:table-cell office:value-type="string">
            <text:p>Mogami-class Heavy Cruiser</text:p>
          </table:table-cell>
          <table:table-cell office:value-type="string">
            <text:p>Japan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Minneapolis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string">
            <text:p>Mogami</text:p>
          </table:table-cell>
          <table:table-cell office:value-type="string">
            <text:p>Mogami-class Heavy Cruiser</text:p>
          </table:table-cell>
          <table:table-cell office:value-type="string">
            <text:p>Japan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Molotov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Montcalm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Montpelier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Myoko</text:p>
          </table:table-cell>
          <table:table-cell office:value-type="string">
            <text:p>Myoko-class Heavy Cruiser</text:p>
          </table:table-cell>
          <table:table-cell office:value-type="string">
            <text:p>Japan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string">
            <text:p>Nachi</text:p>
          </table:table-cell>
          <table:table-cell office:value-type="string">
            <text:p>Myoko-class Heavy Cruiser</text:p>
          </table:table-cell>
          <table:table-cell office:value-type="string">
            <text:p>Japan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string">
            <text:p>Nagara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string">
            <text:p>Naka</text:p>
          </table:table-cell>
          <table:table-cell office:value-type="string">
            <text:p>Sendai-class Light Cruiser</text:p>
          </table:table-cell>
          <table:table-cell office:value-type="string">
            <text:p>Japan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Nashville</text:p>
          </table:table-cell>
          <table:table-cell office:value-type="string">
            <text:p>Brooklyn-class Light Cruiser</text:p>
          </table:table-cell>
          <table:table-cell office:value-type="string">
            <text:p>United States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Natori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string">
            <text:p>Newcastle</text:p>
          </table:table-cell>
          <table:table-cell office:value-type="string">
            <text:p>Town-class Light Cruiser</text:p>
          </table:table-cell>
          <table:table-cell office:value-type="string">
            <text:p>United Kingdom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Ninghai</text:p>
          </table:table-cell>
          <table:table-cell office:value-type="string">
            <text:p>Ninghai-class Light Cruiser</text:p>
          </table:table-cell>
          <table:table-cell office:value-type="string">
            <text:p>China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string">
            <text:p>Noshiro</text:p>
          </table:table-cell>
          <table:table-cell office:value-type="string">
            <text:p>Agano-class Light Cruiser</text:p>
          </table:table-cell>
          <table:table-cell office:value-type="string">
            <text:p>Japan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N�rnberg</text:p>
          </table:table-cell>
          <table:table-cell office:value-type="string">
            <text:p>Leipzig-class Light Cruiser</text:p>
          </table:table-cell>
          <table:table-cell office:value-type="string">
            <text:p>Germany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Oi</text:p>
          </table:table-cell>
          <table:table-cell office:value-type="string">
            <text:p>Kuma-class Light Cruiser</text:p>
          </table:table-cell>
          <table:table-cell office:value-type="string">
            <text:p>Japan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string">
            <text:p>Oyodo</text:p>
          </table:table-cell>
          <table:table-cell office:value-type="string">
            <text:p>Oyodo-class Light Cruiser</text:p>
          </table:table-cell>
          <table:table-cell office:value-type="string">
            <text:p>Japan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Pasadena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Pensacola</text:p>
          </table:table-cell>
          <table:table-cell office:value-type="string">
            <text:p>Pensacola-class Heavy Cruiser</text:p>
          </table:table-cell>
          <table:table-cell office:value-type="string">
            <text:p>United States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Perth</text:p>
          </table:table-cell>
          <table:table-cell office:value-type="string">
            <text:p>Leander-class Light Cruiser</text:p>
          </table:table-cell>
          <table:table-cell office:value-type="string">
            <text:p>Australia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Phoenix</text:p>
          </table:table-cell>
          <table:table-cell office:value-type="string">
            <text:p>Brooklyn-class Light Cruiser</text:p>
          </table:table-cell>
          <table:table-cell office:value-type="string">
            <text:p>United States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Pinghai</text:p>
          </table:table-cell>
          <table:table-cell office:value-type="string">
            <text:p>Ninghai-class Light Cruiser</text:p>
          </table:table-cell>
          <table:table-cell office:value-type="string">
            <text:p>China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Pola</text:p>
          </table:table-cell>
          <table:table-cell office:value-type="string">
            <text:p>Zara-class Heavy Cruiser</text:p>
          </table:table-cell>
          <table:table-cell office:value-type="string">
            <text:p>Italy</text:p>
          </table:table-cell>
          <table:table-cell/>
        </table:table-row>
        <table:table-row table:style-name="ro1">
          <table:table-cell office:value-type="string">
            <text:p>Primauguet</text:p>
          </table:table-cell>
          <table:table-cell office:value-type="string">
            <text:p>Duguay-Trouin-class Light Cruiser</text:p>
          </table:table-cell>
          <table:table-cell office:value-type="string">
            <text:p>France</text:p>
          </table:table-cell>
          <table:table-cell/>
        </table:table-row>
        <table:table-row table:style-name="ro1">
          <table:table-cell office:value-type="string">
            <text:p>Prinz Eugen</text:p>
          </table:table-cell>
          <table:table-cell office:value-type="string">
            <text:p>Admiral Hipper-class Heavy Cruiser</text:p>
          </table:table-cell>
          <table:table-cell office:value-type="string">
            <text:p>Germany</text:p>
          </table:table-cell>
          <table:table-cell/>
        </table:table-row>
        <table:table-row table:style-name="ro1">
          <table:table-cell office:value-type="string">
            <text:p>Quincy (Baltimore-class)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Quincy (New Orleans-class)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Raleigh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Saint Louis</text:p>
          </table:table-cell>
          <table:table-cell office:value-type="string">
            <text:p>Saint Louis-class Light Cruiser</text:p>
          </table:table-cell>
          <table:table-cell office:value-type="string">
            <text:p>United States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Saint Paul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Sakawa</text:p>
          </table:table-cell>
          <table:table-cell office:value-type="string">
            <text:p>Agano-class Light Cruiser</text:p>
          </table:table-cell>
          <table:table-cell office:value-type="string">
            <text:p>Japan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Salt Lake City</text:p>
          </table:table-cell>
          <table:table-cell office:value-type="string">
            <text:p>Pensacola-class Heavy Cruiser</text:p>
          </table:table-cell>
          <table:table-cell office:value-type="string">
            <text:p>United States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Atlanta-class Light Cruis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San Juan</text:p>
          </table:table-cell>
          <table:table-cell office:value-type="string">
            <text:p>Atlanta-class Light Cruis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Sendai</text:p>
          </table:table-cell>
          <table:table-cell office:value-type="string">
            <text:p>Sendai-class Light Cruiser</text:p>
          </table:table-cell>
          <table:table-cell office:value-type="string">
            <text:p>Japan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Suffren</text:p>
          </table:table-cell>
          <table:table-cell office:value-type="string">
            <text:p>Suffren-class Heavy Cruiser</text:p>
          </table:table-cell>
          <table:table-cell office:value-type="string">
            <text:p>France</text:p>
          </table:table-cell>
          <table:table-cell/>
        </table:table-row>
        <table:table-row table:style-name="ro1">
          <table:table-cell office:value-type="string">
            <text:p>Suzuya</text:p>
          </table:table-cell>
          <table:table-cell office:value-type="string">
            <text:p>Mogami-class Heavy Cruiser</text:p>
          </table:table-cell>
          <table:table-cell office:value-type="string">
            <text:p>Japan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Leander-class Light Cruiser</text:p>
          </table:table-cell>
          <table:table-cell office:value-type="string">
            <text:p>Australia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Takao</text:p>
          </table:table-cell>
          <table:table-cell office:value-type="string">
            <text:p>Takao-class Heavy Cruiser</text:p>
          </table:table-cell>
          <table:table-cell office:value-type="string">
            <text:p>Japan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Tama</text:p>
          </table:table-cell>
          <table:table-cell office:value-type="string">
            <text:p>Kuma-class Light Cruiser</text:p>
          </table:table-cell>
          <table:table-cell office:value-type="string">
            <text:p>Japan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string">
            <text:p>Tatsuta</text:p>
          </table:table-cell>
          <table:table-cell office:value-type="string">
            <text:p>Tenryu-class Light Cruiser</text:p>
          </table:table-cell>
          <table:table-cell office:value-type="string">
            <text:p>Japan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Tenryu</text:p>
          </table:table-cell>
          <table:table-cell office:value-type="string">
            <text:p>Tenryu-class Light Cruiser</text:p>
          </table:table-cell>
          <table:table-cell office:value-type="string">
            <text:p>Japan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Tone</text:p>
          </table:table-cell>
          <table:table-cell office:value-type="string">
            <text:p>Tone-class Heavy Cruiser</text:p>
          </table:table-cell>
          <table:table-cell office:value-type="string">
            <text:p>Japan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Tongji</text:p>
          </table:table-cell>
          <table:table-cell office:value-type="string">
            <text:p>Tongji-class Light Cruiser</text:p>
          </table:table-cell>
          <table:table-cell office:value-type="string">
            <text:p>China</text:p>
          </table:table-cell>
          <table:table-cell/>
        </table:table-row>
        <table:table-row table:style-name="ro1">
          <table:table-cell office:value-type="string">
            <text:p>Tourville</text:p>
          </table:table-cell>
          <table:table-cell office:value-type="string">
            <text:p>Duquesne-class Heavy Cruiser</text:p>
          </table:table-cell>
          <table:table-cell office:value-type="string">
            <text:p>France</text:p>
          </table:table-cell>
          <table:table-cell/>
        </table:table-row>
        <table:table-row table:style-name="ro1">
          <table:table-cell office:value-type="string">
            <text:p>Trento</text:p>
          </table:table-cell>
          <table:table-cell office:value-type="string">
            <text:p>Trento-class Heavy Cruiser</text:p>
          </table:table-cell>
          <table:table-cell office:value-type="string">
            <text:p>Italy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string">
            <text:p>Trieste</text:p>
          </table:table-cell>
          <table:table-cell office:value-type="string">
            <text:p>Trento-class Heavy Cruiser</text:p>
          </table:table-cell>
          <table:table-cell office:value-type="string">
            <text:p>Italy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string">
            <text:p>Tuscaloosa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string">
            <text:p>Vincennes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Voroshilov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Yahagi</text:p>
          </table:table-cell>
          <table:table-cell office:value-type="string">
            <text:p>Agano-class Light Cruiser</text:p>
          </table:table-cell>
          <table:table-cell office:value-type="string">
            <text:p>Japan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Yingrui</text:p>
          </table:table-cell>
          <table:table-cell office:value-type="string">
            <text:p>Zhaohe-class Protected Cruiser</text:p>
          </table:table-cell>
          <table:table-cell office:value-type="string">
            <text:p>China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Yubari</text:p>
          </table:table-cell>
          <table:table-cell office:value-type="string">
            <text:p>Yubari-class Light Cruiser</text:p>
          </table:table-cell>
          <table:table-cell office:value-type="string">
            <text:p>Japan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Yura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string">
            <text:p>Zara</text:p>
          </table:table-cell>
          <table:table-cell office:value-type="string">
            <text:p>Zara-class Heavy Cruiser</text:p>
          </table:table-cell>
          <table:table-cell office:value-type="string">
            <text:p>Italy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Zhaohe</text:p>
          </table:table-cell>
          <table:table-cell office:value-type="string">
            <text:p>Zhaohe-class Protected Cruiser</text:p>
          </table:table-cell>
          <table:table-cell office:value-type="string">
            <text:p>China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�mile Bertin</text:p>
          </table:table-cell>
          <table:table-cell office:value-type="string">
            <text:p>�mile Bertin-class Light Cruiser</text:p>
          </table:table-cell>
          <table:table-cell office:value-type="string">
            <text:p>France</text:p>
          </table:table-cell>
          <table:table-cell office:value-type="float" office:value="1933">
            <text:p>19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26/04/2017</text:date>, <text:time>10:55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9" meta:object-count="0"/>
    <meta:generator>OpenOffice/4.0.1$Win32 OpenOffice.org_project/401m5$Build-9714</meta:generator>
  </office:meta>
</office:document-meta>
</file>